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0.5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MARKSHEET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 table:number-columns-spanned="1" table:number-rows-spanned="2">
            <text:p>SL.NO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5" table:number-rows-spanned="1">
            <text:p>MARKS</text:p>
          </table:table-cell>
          <table:covered-table-cell table:number-columns-repeated="4"/>
          <table:table-cell table:style-name="ce2" office:value-type="string" calcext:value-type="string" table:number-columns-spanned="1" table:number-rows-spanned="2">
            <text:p>TOTAL</text:p>
          </table:table-cell>
          <table:table-cell table:style-name="ce2" office:value-type="string" calcext:value-type="string" table:number-columns-spanned="1" table:number-rows-spanned="2">
            <text:p>AVERAGE</text:p>
          </table:table-cell>
          <table:table-cell table:style-name="ce2" office:value-type="string" calcext:value-type="string" table:number-columns-spanned="1" table:number-rows-spanned="2">
            <text:p>GRAD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NGLISH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CIAL</text:p>
          </table:table-cell>
          <table:covered-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AJITH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SUM([.C4:.G4])" office:value-type="float" office:value="478" calcext:value-type="float">
            <text:p>478</text:p>
          </table:table-cell>
          <table:table-cell table:formula="of:=AVERAGE([.B4:.G4])" office:value-type="float" office:value="95.6" calcext:value-type="float">
            <text:p>95.6</text:p>
          </table:table-cell>
          <table:table-cell table:formula="of:=IF([.I4]&gt;=90;&quot;A+&quot;;IF([.I4]&gt;=80;&quot;A&quot;;IF([.I4]&gt;=70;&quot;B+&quot;;IF([.I4]&gt;=60;&quot;B&quot;;IF([.I4]&gt;=50;&quot;C+&quot;;IF([.I4]&gt;=40;&quot;C&quot;))))))" office:value-type="string" office:string-value="A+" calcext:value-type="string">
            <text:p>A+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EHEE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formula="of:=SUM([.C5:.G5])" office:value-type="float" office:value="297" calcext:value-type="float">
            <text:p>297</text:p>
          </table:table-cell>
          <table:table-cell table:formula="of:=AVERAGE([.B5:.G5])" office:value-type="float" office:value="59.4" calcext:value-type="float">
            <text:p>59.4</text:p>
          </table:table-cell>
          <table:table-cell table:formula="of:=IF([.I5]&gt;=90;&quot;A+&quot;;IF([.I5]&gt;=80;&quot;A&quot;;IF([.I5]&gt;=70;&quot;B+&quot;;IF([.I5]&gt;=60;&quot;B&quot;;IF([.I5]&gt;=50;&quot;C+&quot;;IF([.I5]&gt;=40;&quot;C&quot;))))))" office:value-type="string" office:string-value="C+" calcext:value-type="string">
            <text:p>C+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HUL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formula="of:=SUM([.C6:.G6])" office:value-type="float" office:value="288" calcext:value-type="float">
            <text:p>288</text:p>
          </table:table-cell>
          <table:table-cell table:formula="of:=AVERAGE([.B6:.G6])" office:value-type="float" office:value="57.6" calcext:value-type="float">
            <text:p>57.6</text:p>
          </table:table-cell>
          <table:table-cell table:formula="of:=IF([.I6]&gt;=90;&quot;A+&quot;;IF([.I6]&gt;=80;&quot;A&quot;;IF([.I6]&gt;=70;&quot;B+&quot;;IF([.I6]&gt;=60;&quot;B&quot;;IF([.I6]&gt;=50;&quot;C+&quot;;IF([.I6]&gt;=40;&quot;C&quot;))))))" office:value-type="string" office:string-value="C+" calcext:value-type="string">
            <text:p>C+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ASHID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formula="of:=SUM([.C7:.G7])" office:value-type="float" office:value="241" calcext:value-type="float">
            <text:p>241</text:p>
          </table:table-cell>
          <table:table-cell table:formula="of:=AVERAGE([.B7:.G7])" office:value-type="float" office:value="48.2" calcext:value-type="float">
            <text:p>48.2</text:p>
          </table:table-cell>
          <table:table-cell table:formula="of:=IF([.I7]&gt;=90;&quot;A+&quot;;IF([.I7]&gt;=80;&quot;A&quot;;IF([.I7]&gt;=70;&quot;B+&quot;;IF([.I7]&gt;=60;&quot;B&quot;;IF([.I7]&gt;=50;&quot;C+&quot;;IF([.I7]&gt;=40;&quot;C&quot;))))))" office:value-type="string" office:string-value="C" calcext:value-type="string">
            <text:p>C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O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formula="of:=SUM([.C8:.G8])" office:value-type="float" office:value="250" calcext:value-type="float">
            <text:p>250</text:p>
          </table:table-cell>
          <table:table-cell table:formula="of:=AVERAGE([.B8:.G8])" office:value-type="float" office:value="50" calcext:value-type="float">
            <text:p>50</text:p>
          </table:table-cell>
          <table:table-cell table:formula="of:=IF([.I8]&gt;=90;&quot;A+&quot;;IF([.I8]&gt;=80;&quot;A&quot;;IF([.I8]&gt;=70;&quot;B+&quot;;IF([.I8]&gt;=60;&quot;B&quot;;IF([.I8]&gt;=50;&quot;C+&quot;;IF([.I8]&gt;=40;&quot;C&quot;))))))" office:value-type="string" office:string-value="C+" calcext:value-type="string">
            <text:p>C+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NJAY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formula="of:=SUM([.C9:.G9])" office:value-type="float" office:value="280" calcext:value-type="float">
            <text:p>280</text:p>
          </table:table-cell>
          <table:table-cell table:formula="of:=AVERAGE([.B9:.G9])" office:value-type="float" office:value="56" calcext:value-type="float">
            <text:p>56</text:p>
          </table:table-cell>
          <table:table-cell table:formula="of:=IF([.I9]&gt;=90;&quot;A+&quot;;IF([.I9]&gt;=80;&quot;A&quot;;IF([.I9]&gt;=70;&quot;B+&quot;;IF([.I9]&gt;=60;&quot;B&quot;;IF([.I9]&gt;=50;&quot;C+&quot;;IF([.I9]&gt;=40;&quot;C&quot;))))))" office:value-type="string" office:string-value="C+" calcext:value-type="string">
            <text:p>C+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EGHA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SUM([.C10:.G10])" office:value-type="float" office:value="228" calcext:value-type="float">
            <text:p>228</text:p>
          </table:table-cell>
          <table:table-cell table:formula="of:=AVERAGE([.B10:.G10])" office:value-type="float" office:value="45.6" calcext:value-type="float">
            <text:p>45.6</text:p>
          </table:table-cell>
          <table:table-cell table:formula="of:=IF([.I10]&gt;=90;&quot;A+&quot;;IF([.I10]&gt;=80;&quot;A&quot;;IF([.I10]&gt;=70;&quot;B+&quot;;IF([.I10]&gt;=60;&quot;B&quot;;IF([.I10]&gt;=50;&quot;C+&quot;;IF([.I10]&gt;=40;&quot;C&quot;))))))" office:value-type="string" office:string-value="C" calcext:value-type="string">
            <text:p>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VYA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formula="of:=SUM([.C11:.G11])" office:value-type="float" office:value="270" calcext:value-type="float">
            <text:p>270</text:p>
          </table:table-cell>
          <table:table-cell table:formula="of:=AVERAGE([.B11:.G11])" office:value-type="float" office:value="54" calcext:value-type="float">
            <text:p>54</text:p>
          </table:table-cell>
          <table:table-cell table:formula="of:=IF([.I11]&gt;=90;&quot;A+&quot;;IF([.I11]&gt;=80;&quot;A&quot;;IF([.I11]&gt;=70;&quot;B+&quot;;IF([.I11]&gt;=60;&quot;B&quot;;IF([.I11]&gt;=50;&quot;C+&quot;;IF([.I11]&gt;=40;&quot;C&quot;))))))" office:value-type="string" office:string-value="C+" calcext:value-type="string">
            <text:p>C+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THIRA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formula="of:=SUM([.C12:.G12])" office:value-type="float" office:value="263" calcext:value-type="float">
            <text:p>263</text:p>
          </table:table-cell>
          <table:table-cell table:formula="of:=AVERAGE([.B12:.G12])" office:value-type="float" office:value="52.6" calcext:value-type="float">
            <text:p>52.6</text:p>
          </table:table-cell>
          <table:table-cell table:formula="of:=IF([.I12]&gt;=90;&quot;A+&quot;;IF([.I12]&gt;=80;&quot;A&quot;;IF([.I12]&gt;=70;&quot;B+&quot;;IF([.I12]&gt;=60;&quot;B&quot;;IF([.I12]&gt;=50;&quot;C+&quot;;IF([.I12]&gt;=40;&quot;C&quot;))))))" office:value-type="string" office:string-value="C+" calcext:value-type="string">
            <text:p>C+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IJITH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formula="of:=SUM([.C13:.G13])" office:value-type="float" office:value="217" calcext:value-type="float">
            <text:p>217</text:p>
          </table:table-cell>
          <table:table-cell table:formula="of:=AVERAGE([.B13:.G13])" office:value-type="float" office:value="43.4" calcext:value-type="float">
            <text:p>43.4</text:p>
          </table:table-cell>
          <table:table-cell table:formula="of:=IF([.I13]&gt;=90;&quot;A+&quot;;IF([.I13]&gt;=80;&quot;A&quot;;IF([.I13]&gt;=70;&quot;B+&quot;;IF([.I13]&gt;=60;&quot;B&quot;;IF([.I13]&gt;=50;&quot;C+&quot;;IF([.I13]&gt;=40;&quot;C&quot;))))))" office:value-type="string" office:string-value="C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MINIMUM</text:p>
          </table:table-cell>
          <table:table-cell table:formula="of:=MIN([.C3:.C13])" office:value-type="float" office:value="22" calcext:value-type="float">
            <text:p>22</text:p>
          </table:table-cell>
          <table:table-cell table:formula="of:=MIN([.D3:.D13])" office:value-type="float" office:value="26" calcext:value-type="float">
            <text:p>26</text:p>
          </table:table-cell>
          <table:table-cell table:formula="of:=MIN([.E3:.E13])" office:value-type="float" office:value="18" calcext:value-type="float">
            <text:p>18</text:p>
          </table:table-cell>
          <table:table-cell table:formula="of:=MIN([.F3:.F13])" office:value-type="float" office:value="18" calcext:value-type="float">
            <text:p>18</text:p>
          </table:table-cell>
          <table:table-cell table:formula="of:=MIN([.G3:.G13]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IMUM</text:p>
          </table:table-cell>
          <table:table-cell table:formula="of:=MAX([.C3:.C13])" office:value-type="float" office:value="95" calcext:value-type="float">
            <text:p>95</text:p>
          </table:table-cell>
          <table:table-cell table:formula="of:=MAX([.D3:.D13])" office:value-type="float" office:value="100" calcext:value-type="float">
            <text:p>100</text:p>
          </table:table-cell>
          <table:table-cell table:formula="of:=MAX([.E3:.E13])" office:value-type="float" office:value="92" calcext:value-type="float">
            <text:p>92</text:p>
          </table:table-cell>
          <table:table-cell table:formula="of:=MAX([.F3:.F13])" office:value-type="float" office:value="93" calcext:value-type="float">
            <text:p>93</text:p>
          </table:table-cell>
          <table:table-cell table:formula="of:=MAX([.G3:.G13])" office:value-type="float" office:value="98" calcext:value-type="float">
            <text:p>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0:36:43.010144964</meta:creation-date>
    <dc:date>2021-02-22T13:39:39.052150252</dc:date>
    <meta:editing-duration>PT1H59M10S</meta:editing-duration>
    <meta:editing-cycles>2</meta:editing-cycles>
    <meta:generator>LibreOffice/6.0.7.3$Linux_X86_64 LibreOffice_project/00m0$Build-3</meta:generator>
    <meta:document-statistic meta:table-count="1" meta:cell-count="124" meta:object-count="0"/>
  </office:meta>
</office:document-meta>
</file>